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style:font-name="Arial" style:font-name-asian="Arial" style:font-name-complex="Arial" fo:color="#202124" fo:font-size="12pt" style:font-size-asian="12pt" style:font-size-complex="12pt"/>
    </style:style>
  </office:automatic-styles>
  <office:body>
    <office:text text:use-soft-page-breaks="true">
      <text:p text:style-name="P1"><text:s text:c="51"/>REGRAS DE NEGOCIOS<text:s/></text:p>
      <text:p text:style-name="Normal"/>
      <text:p text:style-name="Normal">SAO ORIENTACOES E RESTRICOES QUE AJUDAM A REGULAR<text:s/>AS FUNCOES DE UM SISTEMA.</text:p>
      <text:p text:style-name="Normal">FORAM CRIADAS PARA COLABORAR<text:s/>COM FUNCIONAMENTO, SEJA DA SOCIEDADE, DE UMA ESCOLA DE UM JOGO<text:s/>, ETC.</text:p>
      <text:p text:style-name="P2"/>
      <text:p text:style-name="Normal"/>
      <text:p text:style-name="Normal">RN 001: CADASTRO DE USUARIO</text:p>
      <text:p text:style-name="Normal">O<text:s/>SISTEMA DE CADASTRAR O TODOS OS USUARIOS COM TODAS INFORMACOES, PARA TER ACESSO NAS INFORMACOES QUE SERA PASSADAS PELO SITE.</text:p>
      <text:p text:style-name="Normal"/>
      <text:p text:style-name="Normal">RN 002:<text:s/>LOGIN E SENHA</text:p>
      <text:p text:style-name="Normal">PARA SE TER ACESSO AO SISTEMA TERA <text:s/>QUE FAZER LOGIN COM SENHA.</text:p>
      <text:p text:style-name="Normal"/>
      <text:p text:style-name="Normal">RN 003:<text:s/>CALCULADORA PARA CALCULAR EMISSAO DE CO2</text:p>
      <text:p text:style-name="Normal">O SISTEMA TERA QUE TER UMA CALCULADORA PARA CALCULAR A EMISSAO DE CO2 NA ATMOSFERA.</text:p>
      <text:p text:style-name="Normal"/>
      <text:p text:style-name="Normal">RN 004: INTEGRACAO COM BANCOS</text:p>
      <text:p text:style-name="Normal">O SISTEMA DEVE TER UMA INTEGRACAO COM OS BANCOS, PARA QUE OS USUARIOS TENHAM O MEIO DE FAZER AS DOAÇÕE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ULIANO CINTRA ALVES DE ALMEIDA</meta:initial-creator>
    <dc:creator>JULIANO CINTRA ALVES DE ALMEIDA</dc:creator>
    <meta:creation-date>2022-09-11T13:00:00Z</meta:creation-date>
    <dc:date>2022-09-11T13:00:00Z</dc:date>
    <meta:template xlink:href="Normal.dotm" xlink:type="simple"/>
    <meta:editing-cycles>1</meta:editing-cycles>
    <meta:editing-duration>PT0S</meta:editing-duration>
    <meta:document-statistic meta:page-count="1" meta:paragraph-count="1" meta:word-count="118" meta:character-count="759" meta:row-count="5" meta:non-whitespace-character-count="642"/>
  </office:meta>
</office:document-meta>
</file>